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3.971cm"/>
    </style:style>
    <style:style style:name="co7" style:family="table-column">
      <style:table-column-properties fo:break-before="auto" style:column-width="5.644cm"/>
    </style:style>
    <style:style style:name="co8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</style:style>
    <style:style style:name="ce40" style:family="table-cell" style:parent-style-name="Default" style:data-style-name="N36"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36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JP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3-11" table:style-name="ta1"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1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ce38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27" office:value-type="string" calcext:value-type="string">
            <text:p>買値</text:p>
          </table:table-cell>
          <table:table-cell table:style-name="ce27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28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28" office:value-type="float" office:value="1389" calcext:value-type="float">
            <text:p>1,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28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28" office:value-type="float" office:value="1384" calcext:value-type="float">
            <text:p>1,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28" office:value-type="float" office:value="1096" calcext:value-type="float">
            <text:p>1,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28" office:value-type="float" office:value="1156" calcext:value-type="float">
            <text:p>1,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28" office:value-type="float" office:value="1509" calcext:value-type="float">
            <text:p>1,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28" office:value-type="float" office:value="1195" calcext:value-type="float">
            <text:p>1,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28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28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28" office:value-type="float" office:value="1192" calcext:value-type="float">
            <text:p>1,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28" office:value-type="float" office:value="1077" calcext:value-type="float">
            <text:p>1,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28" office:value-type="float" office:value="1409" calcext:value-type="float">
            <text:p>1,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28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28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28" office:value-type="float" office:value="1305" calcext:value-type="float">
            <text:p>1,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28" office:value-type="float" office:value="1035" calcext:value-type="float">
            <text:p>1,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28" office:value-type="float" office:value="1021" calcext:value-type="float">
            <text:p>1,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28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28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28" office:value-type="float" office:value="1140" calcext:value-type="float">
            <text:p>1,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28" office:value-type="float" office:value="1494" calcext:value-type="float">
            <text:p>1,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3" office:value-type="float" office:value="1002" calcext:value-type="float">
            <text:p>1,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28" office:value-type="float" office:value="1113" calcext:value-type="float">
            <text:p>1,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00" calcext:value-type="float">
            <text:p>1,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28" office:value-type="float" office:value="1079" calcext:value-type="float">
            <text:p>1,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28" office:value-type="float" office:value="1057" calcext:value-type="float">
            <text:p>1,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28" office:value-type="float" office:value="1434" calcext:value-type="float">
            <text:p>1,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28" office:value-type="float" office:value="1044" calcext:value-type="float">
            <text:p>1,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28" office:value-type="float" office:value="1372" calcext:value-type="float">
            <text:p>1,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28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28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28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28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28" office:value-type="float" office:value="1186" calcext:value-type="float">
            <text:p>1,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1" calcext:value-type="float">
            <text:p>1,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28" office:value-type="float" office:value="1906" calcext:value-type="float">
            <text:p>1,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3" office:value-type="float" office:value="1796" calcext:value-type="float">
            <text:p>1,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28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3" office:value-type="float" office:value="1190" calcext:value-type="float">
            <text:p>1,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28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28" office:value-type="float" office:value="1259" calcext:value-type="float">
            <text:p>1,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3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3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28" office:value-type="float" office:value="1161" calcext:value-type="float">
            <text:p>1,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28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28" office:value-type="float" office:value="1147" calcext:value-type="float">
            <text:p>1,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28" office:value-type="float" office:value="1392" calcext:value-type="float">
            <text:p>1,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28" office:value-type="float" office:value="1662" calcext:value-type="float">
            <text:p>1,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28" office:value-type="float" office:value="1330" calcext:value-type="float">
            <text:p>1,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28" office:value-type="float" office:value="1223" calcext:value-type="float">
            <text:p>1,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28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28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3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28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28" office:value-type="float" office:value="1647.5" calcext:value-type="float">
            <text:p>1,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3" office:value-type="float" office:value="1026" calcext:value-type="float">
            <text:p>1,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28" office:value-type="float" office:value="1466" calcext:value-type="float">
            <text:p>1,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28" office:value-type="float" office:value="2031.8" calcext:value-type="float">
            <text:p>2,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28" office:value-type="float" office:value="1652" calcext:value-type="float">
            <text:p>1,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28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28" office:value-type="float" office:value="1197" calcext:value-type="float">
            <text:p>1,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28" office:value-type="float" office:value="1407" calcext:value-type="float">
            <text:p>1,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28" office:value-type="float" office:value="1349" calcext:value-type="float">
            <text:p>1,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28" office:value-type="float" office:value="1651" calcext:value-type="float">
            <text:p>1,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28" office:value-type="float" office:value="1634" calcext:value-type="float">
            <text:p>1,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28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28" office:value-type="float" office:value="1622" calcext:value-type="float">
            <text:p>1,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28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28" office:value-type="float" office:value="1435" calcext:value-type="float">
            <text:p>1,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28" office:value-type="float" office:value="1165" calcext:value-type="float">
            <text:p>1,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28" office:value-type="float" office:value="1360" calcext:value-type="float">
            <text:p>1,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3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28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28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28" office:value-type="float" office:value="1274.5" calcext:value-type="float">
            <text:p>1,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28" office:value-type="float" office:value="1617" calcext:value-type="float">
            <text:p>1,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28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28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1101" calcext:value-type="float">
            <text:p>1,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28" office:value-type="float" office:value="1065" calcext:value-type="float">
            <text:p>1,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28" office:value-type="float" office:value="1367" calcext:value-type="float">
            <text:p>1,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28" office:value-type="float" office:value="1031" calcext:value-type="float">
            <text:p>1,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28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28" office:value-type="float" office:value="1766" calcext:value-type="float">
            <text:p>1,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28" office:value-type="float" office:value="1419" calcext:value-type="float">
            <text:p>1,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28" office:value-type="float" office:value="1053" calcext:value-type="float">
            <text:p>1,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28" office:value-type="float" office:value="1110" calcext:value-type="float">
            <text:p>1,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28" office:value-type="float" office:value="1302.5" calcext:value-type="float">
            <text:p>1,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28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28" office:value-type="float" office:value="1224" calcext:value-type="float">
            <text:p>1,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28" office:value-type="float" office:value="1040" calcext:value-type="float">
            <text:p>1,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28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28" office:value-type="float" office:value="1030" calcext:value-type="float">
            <text:p>1,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28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28" office:value-type="float" office:value="1987" calcext:value-type="float">
            <text:p>1,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28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28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28" office:value-type="float" office:value="1106" calcext:value-type="float">
            <text:p>1,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28" office:value-type="float" office:value="1284" calcext:value-type="float">
            <text:p>1,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28" office:value-type="float" office:value="1770" calcext:value-type="float">
            <text:p>1,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28" office:value-type="float" office:value="938" calcext:value-type="float">
            <text:p>938.0</text:p>
          </table:table-cell>
          <table:table-cell table:style-name="ce10" table:formula="of:=[.D117]*([.F117]-[.E117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新東工業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28" office:value-type="float" office:value="1056" calcext:value-type="float">
            <text:p>1,056.0</text:p>
          </table:table-cell>
          <table:table-cell table:style-name="ce10" table:formula="of:=[.D118]*([.F118]-[.E11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28" office:value-type="float" office:value="1125" calcext:value-type="float">
            <text:p>1,125.0</text:p>
          </table:table-cell>
          <table:table-cell table:style-name="ce10" table:formula="of:=[.D119]*([.F119]-[.E119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28" office:value-type="float" office:value="780" calcext:value-type="float">
            <text:p>780.0</text:p>
          </table:table-cell>
          <table:table-cell table:style-name="ce10" table:formula="of:=[.D120]*([.F120]-[.E120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28" office:value-type="float" office:value="1102" calcext:value-type="float">
            <text:p>1,102.0</text:p>
          </table:table-cell>
          <table:table-cell table:style-name="ce10" table:formula="of:=[.D121]*([.F121]-[.E12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28" office:value-type="float" office:value="901" calcext:value-type="float">
            <text:p>901.0</text:p>
          </table:table-cell>
          <table:table-cell table:style-name="ce10" table:formula="of:=[.D122]*([.F122]-[.E122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6.33333333333" calcext:value-type="float">
            <text:p>1,256.3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23]*([.F123]-[.E123])" office:value-type="float" office:value="2600.00000000098" calcext:value-type="float">
            <text:p>2,6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4]*([.F124]-[.E124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片倉工業</text:p>
          </table:table-cell>
          <table:table-cell table:style-name="ce8" office:value-type="float" office:value="3001" calcext:value-type="float">
            <text:p>300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691.5" calcext:value-type="float">
            <text:p>1,691.5</text:p>
          </table:table-cell>
          <table:table-cell table:style-name="ce28" office:value-type="float" office:value="1692" calcext:value-type="float">
            <text:p>1,692.0</text:p>
          </table:table-cell>
          <table:table-cell table:style-name="ce10" table:formula="of:=[.D125]*([.F125]-[.E125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日本特殊塗料 </text:p>
          </table:table-cell>
          <table:table-cell table:style-name="ce8" office:value-type="float" office:value="4619" calcext:value-type="float">
            <text:p>46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93" calcext:value-type="float">
            <text:p>1,193.0</text:p>
          </table:table-cell>
          <table:table-cell table:style-name="ce28" office:value-type="float" office:value="1203" calcext:value-type="float">
            <text:p>1,203.0</text:p>
          </table:table-cell>
          <table:table-cell table:style-name="ce10" table:formula="of:=[.D126]*([.F126]-[.E12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6" calcext:value-type="date">
            <text:p>2023/11/16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21" calcext:value-type="float">
            <text:p>1,121.0</text:p>
          </table:table-cell>
          <table:table-cell table:style-name="ce28" office:value-type="float" office:value="1131" calcext:value-type="float">
            <text:p>1,131.0</text:p>
          </table:table-cell>
          <table:table-cell table:style-name="ce10" table:formula="of:=[.D127]*([.F127]-[.E12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90.5" calcext:value-type="float">
            <text:p>1,090.5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10" table:formula="of:=[.D128]*([.F128]-[.E128])" office:value-type="float" office:value="100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0" calcext:value-type="float">
            <text:p>1,170.0</text:p>
          </table:table-cell>
          <table:table-cell table:style-name="ce28" office:value-type="float" office:value="1180" calcext:value-type="float">
            <text:p>1,180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アイティフォー</text:p>
          </table:table-cell>
          <table:table-cell table:style-name="ce8" office:value-type="float" office:value="4743" calcext:value-type="float">
            <text:p>47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2" calcext:value-type="float">
            <text:p>1,042.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10" table:formula="of:=[.D130]*([.F130]-[.E13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日本信号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6" calcext:value-type="float">
            <text:p>946.0</text:p>
          </table:table-cell>
          <table:table-cell table:style-name="ce28" office:value-type="float" office:value="956" calcext:value-type="float">
            <text:p>956.0</text:p>
          </table:table-cell>
          <table:table-cell table:style-name="ce10" table:formula="of:=[.D131]*([.F131]-[.E13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2.5" calcext:value-type="float">
            <text:p>1,102.5</text:p>
          </table:table-cell>
          <table:table-cell table:style-name="ce28" office:value-type="float" office:value="1113.5" calcext:value-type="float">
            <text:p>1,113.5</text:p>
          </table:table-cell>
          <table:table-cell table:style-name="ce10" table:formula="of:=[.D132]*([.F132]-[.E132])" office:value-type="float" office:value="1100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ＳＲＳホールディングス</text:p>
          </table:table-cell>
          <table:table-cell table:style-name="ce8" office:value-type="float" office:value="8163" calcext:value-type="float">
            <text:p>816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41.5" calcext:value-type="float">
            <text:p>1,041.5</text:p>
          </table:table-cell>
          <table:table-cell table:style-name="ce28" office:value-type="float" office:value="1048" calcext:value-type="float">
            <text:p>1,048.0</text:p>
          </table:table-cell>
          <table:table-cell table:style-name="ce10" table:formula="of:=[.D133]*([.F133]-[.E133])" office:value-type="float" office:value="1300" calcext:value-type="float">
            <text:p>1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51.16" calcext:value-type="float">
            <text:p>1,251.2</text:p>
          </table:table-cell>
          <table:table-cell table:style-name="ce28" office:value-type="float" office:value="1260" calcext:value-type="float">
            <text:p>1,260.0</text:p>
          </table:table-cell>
          <table:table-cell table:style-name="ce10" table:formula="of:=[.D134]*([.F134]-[.E134])" office:value-type="float" office:value="2651.99999999998" calcext:value-type="float">
            <text:p>2,65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17" calcext:value-type="date">
            <text:p>2023/11/17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9" calcext:value-type="float">
            <text:p>1,049.0</text:p>
          </table:table-cell>
          <table:table-cell table:style-name="ce28" office:value-type="float" office:value="1059" calcext:value-type="float">
            <text:p>1,059.0</text:p>
          </table:table-cell>
          <table:table-cell table:style-name="ce10" table:formula="of:=[.D135]*([.F135]-[.E135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ヨシムラ・フード・ＨＬＤＧＳ</text:p>
          </table:table-cell>
          <table:table-cell table:style-name="ce8" office:value-type="float" office:value="2884" calcext:value-type="float">
            <text:p>28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7" calcext:value-type="float">
            <text:p>1,117.0</text:p>
          </table:table-cell>
          <table:table-cell table:style-name="ce28" office:value-type="float" office:value="1127" calcext:value-type="float">
            <text:p>1,127.0</text:p>
          </table:table-cell>
          <table:table-cell table:style-name="ce10" table:formula="of:=[.D136]*([.F136]-[.E13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ビックカメラ</text:p>
          </table:table-cell>
          <table:table-cell table:style-name="ce8" office:value-type="float" office:value="3048" calcext:value-type="float">
            <text:p>30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3" calcext:value-type="float">
            <text:p>1,163.0</text:p>
          </table:table-cell>
          <table:table-cell table:style-name="ce28" office:value-type="float" office:value="1173" calcext:value-type="float">
            <text:p>1,173.0</text:p>
          </table:table-cell>
          <table:table-cell table:style-name="ce10" table:formula="of:=[.D137]*([.F137]-[.E13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7" calcext:value-type="float">
            <text:p>1,337.0</text:p>
          </table:table-cell>
          <table:table-cell table:style-name="ce28" office:value-type="float" office:value="1347" calcext:value-type="float">
            <text:p>1,347.0</text:p>
          </table:table-cell>
          <table:table-cell table:style-name="ce10" table:formula="of:=[.D138]*([.F138]-[.E13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エアトリ</text:p>
          </table:table-cell>
          <table:table-cell table:style-name="ce8" office:value-type="float" office:value="6191" calcext:value-type="float">
            <text:p>6191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814.93333333333" calcext:value-type="float">
            <text:p>1,814.9</text:p>
          </table:table-cell>
          <table:table-cell table:style-name="ce28" office:value-type="float" office:value="1815" calcext:value-type="float">
            <text:p>1,815.0</text:p>
          </table:table-cell>
          <table:table-cell table:style-name="ce10" table:formula="of:=[.D139]*([.F139]-[.E139])" office:value-type="float" office:value="20.000000001005" calcext:value-type="float">
            <text:p>20</text:p>
          </table:table-cell>
          <table:table-cell table:style-name="ce8" office:value-type="string" calcext:value-type="string">
            <text:p>11/14 中間決算△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0" calcext:value-type="date">
            <text:p>2023/11/20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7.5" calcext:value-type="float">
            <text:p>1,267.5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40]*([.F140]-[.E140])" office:value-type="float" office:value="1250" calcext:value-type="float">
            <text:p>1,2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703" calcext:value-type="float">
            <text:p>703.0</text:p>
          </table:table-cell>
          <table:table-cell table:style-name="ce28" office:value-type="float" office:value="711" calcext:value-type="float">
            <text:p>711.0</text:p>
          </table:table-cell>
          <table:table-cell table:style-name="ce10" table:formula="of:=[.D141]*([.F141]-[.E141])" office:value-type="float" office:value="1600" calcext:value-type="float">
            <text:p>1,6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アウトソーシング</text:p>
          </table:table-cell>
          <table:table-cell table:style-name="ce8" office:value-type="float" office:value="2427" calcext:value-type="float">
            <text:p>2427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66.5" calcext:value-type="float">
            <text:p>1,166.5</text:p>
          </table:table-cell>
          <table:table-cell table:style-name="ce28" office:value-type="float" office:value="1171.5" calcext:value-type="float">
            <text:p>1,171.5</text:p>
          </table:table-cell>
          <table:table-cell table:style-name="ce10" table:formula="of:=[.D142]*([.F142]-[.E1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宝ホールディングス</text:p>
          </table:table-cell>
          <table:table-cell table:style-name="ce8" office:value-type="float" office:value="2531" calcext:value-type="float">
            <text:p>2531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178.5" calcext:value-type="float">
            <text:p>1,178.5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10" table:formula="of:=[.D143]*([.F143]-[.E14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1" calcext:value-type="date">
            <text:p>2023/11/21</text:p>
          </table:table-cell>
          <table:table-cell table:style-name="ce6" office:value-type="string" calcext:value-type="string">
            <text:p>エムアップホールディングス</text:p>
          </table:table-cell>
          <table:table-cell table:style-name="ce8" office:value-type="float" office:value="3661" calcext:value-type="float">
            <text:p>366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055.5" calcext:value-type="float">
            <text:p>1,055.5</text:p>
          </table:table-cell>
          <table:table-cell table:style-name="ce28" office:value-type="float" office:value="1067" calcext:value-type="float">
            <text:p>1,067.0</text:p>
          </table:table-cell>
          <table:table-cell table:style-name="ce10" table:formula="of:=[.D144]*([.F144]-[.E144])" office:value-type="float" office:value="2300" calcext:value-type="float">
            <text:p>2,3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イフジ産業</text:p>
          </table:table-cell>
          <table:table-cell table:style-name="ce8" office:value-type="float" office:value="2924" calcext:value-type="float">
            <text:p>2924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355.75" calcext:value-type="float">
            <text:p>1,355.8</text:p>
          </table:table-cell>
          <table:table-cell table:style-name="ce28" office:value-type="float" office:value="1356" calcext:value-type="float">
            <text:p>1,356.0</text:p>
          </table:table-cell>
          <table:table-cell table:style-name="ce10" table:formula="of:=[.D145]*([.F145]-[.E145])" office:value-type="float" office:value="200" calcext:value-type="float">
            <text:p>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旭化成</text:p>
          </table:table-cell>
          <table:table-cell table:style-name="ce8" office:value-type="float" office:value="3407" calcext:value-type="float">
            <text:p>34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9" calcext:value-type="float">
            <text:p>1,009.0</text:p>
          </table:table-cell>
          <table:table-cell table:style-name="ce28" office:value-type="float" office:value="1019" calcext:value-type="float">
            <text:p>1,019.0</text:p>
          </table:table-cell>
          <table:table-cell table:style-name="ce10" table:formula="of:=[.D146]*([.F146]-[.E146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東海カーボン</text:p>
          </table:table-cell>
          <table:table-cell table:style-name="ce8" office:value-type="float" office:value="5301" calcext:value-type="float">
            <text:p>53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3.5" calcext:value-type="float">
            <text:p>1,093.5</text:p>
          </table:table-cell>
          <table:table-cell table:style-name="ce28" office:value-type="float" office:value="1103.5" calcext:value-type="float">
            <text:p>1,103.5</text:p>
          </table:table-cell>
          <table:table-cell table:style-name="ce10" table:formula="of:=[.D147]*([.F147]-[.E14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三菱ロジスネクスト</text:p>
          </table:table-cell>
          <table:table-cell table:style-name="ce8" office:value-type="float" office:value="7105" calcext:value-type="float">
            <text:p>710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5" calcext:value-type="float">
            <text:p>1,205.0</text:p>
          </table:table-cell>
          <table:table-cell table:style-name="ce28" office:value-type="float" office:value="1215" calcext:value-type="float">
            <text:p>1,215.0</text:p>
          </table:table-cell>
          <table:table-cell table:style-name="ce10" table:formula="of:=[.D148]*([.F148]-[.E148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2" calcext:value-type="date">
            <text:p>2023/11/22</text:p>
          </table:table-cell>
          <table:table-cell table:style-name="ce6" office:value-type="string" calcext:value-type="string">
            <text:p>ワタミ</text:p>
          </table:table-cell>
          <table:table-cell table:style-name="ce8" office:value-type="float" office:value="7522" calcext:value-type="float">
            <text:p>752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" calcext:value-type="float">
            <text:p>1,018.0</text:p>
          </table:table-cell>
          <table:table-cell table:style-name="ce28" office:value-type="float" office:value="1028" calcext:value-type="float">
            <text:p>1,028.0</text:p>
          </table:table-cell>
          <table:table-cell table:style-name="ce10" table:formula="of:=[.D149]*([.F149]-[.E149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19" office:value-type="date" office:date-value="2023-11-24" calcext:value-type="date">
            <text:p>2023/11/24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55" calcext:value-type="float">
            <text:p>1,055.0</text:p>
          </table:table-cell>
          <table:table-cell office:value-type="float" office:value="1067" calcext:value-type="float">
            <text:p>1,067.0</text:p>
          </table:table-cell>
          <table:table-cell table:style-name="ce10" table:formula="of:=[.D150]*([.F150]-[.E150])" office:value-type="float" office:value="1200" calcext:value-type="float">
            <text:p>1,200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フリュー</text:p>
          </table:table-cell>
          <table:table-cell table:style-name="ce8" office:value-type="float" office:value="6238" calcext:value-type="float">
            <text:p>62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25" calcext:value-type="float">
            <text:p>1,225.0</text:p>
          </table:table-cell>
          <table:table-cell table:style-name="ce28" office:value-type="float" office:value="1235" calcext:value-type="float">
            <text:p>1,235.0</text:p>
          </table:table-cell>
          <table:table-cell table:style-name="ce10" table:formula="of:=[.D151]*([.F151]-[.E15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ジェイテクト</text:p>
          </table:table-cell>
          <table:table-cell table:style-name="ce8" office:value-type="float" office:value="6473" calcext:value-type="float">
            <text:p>6473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67.5" calcext:value-type="float">
            <text:p>1,367.5</text:p>
          </table:table-cell>
          <table:table-cell table:style-name="ce28" office:value-type="float" office:value="1372.5" calcext:value-type="float">
            <text:p>1,372.5</text:p>
          </table:table-cell>
          <table:table-cell table:style-name="ce10" table:formula="of:=[.D152]*([.F152]-[.E15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ＩＮＣＬＵＳＩＶＥ</text:p>
          </table:table-cell>
          <table:table-cell table:style-name="ce8" office:value-type="float" office:value="7078" calcext:value-type="float">
            <text:p>70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10" table:formula="of:=[.D153]*([.F153]-[.E153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47" calcext:value-type="float">
            <text:p>1,447.0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54]*([.F154]-[.E154])" office:value-type="float" office:value="1200" calcext:value-type="float">
            <text:p>1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太平洋工業</text:p>
          </table:table-cell>
          <table:table-cell table:style-name="ce8" office:value-type="float" office:value="7250" calcext:value-type="float">
            <text:p>7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2" calcext:value-type="float">
            <text:p>1,382.0</text:p>
          </table:table-cell>
          <table:table-cell table:style-name="ce28" office:value-type="float" office:value="1396" calcext:value-type="float">
            <text:p>1,396.0</text:p>
          </table:table-cell>
          <table:table-cell table:style-name="ce10" table:formula="of:=[.D155]*([.F155]-[.E155])" office:value-type="float" office:value="1400" calcext:value-type="float">
            <text:p>1,4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マツダ</text:p>
          </table:table-cell>
          <table:table-cell table:style-name="ce8" office:value-type="float" office:value="7261" calcext:value-type="float">
            <text:p>72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0" calcext:value-type="float">
            <text:p>1,630.0</text:p>
          </table:table-cell>
          <table:table-cell table:style-name="ce28" office:value-type="float" office:value="1665" calcext:value-type="float">
            <text:p>1,665.0</text:p>
          </table:table-cell>
          <table:table-cell table:style-name="ce10" table:formula="of:=[.D156]*([.F156]-[.E156])" office:value-type="float" office:value="3500" calcext:value-type="float">
            <text:p>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山善</text:p>
          </table:table-cell>
          <table:table-cell table:style-name="ce8" office:value-type="float" office:value="8051" calcext:value-type="float">
            <text:p>80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9" calcext:value-type="float">
            <text:p>1,189.0</text:p>
          </table:table-cell>
          <table:table-cell table:style-name="ce28" office:value-type="float" office:value="1199" calcext:value-type="float">
            <text:p>1,199.0</text:p>
          </table:table-cell>
          <table:table-cell table:style-name="ce10" table:formula="of:=[.D157]*([.F157]-[.E157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65" calcext:value-type="float">
            <text:p>1,265.0</text:p>
          </table:table-cell>
          <table:table-cell table:style-name="ce10" table:formula="of:=[.D158]*([.F158]-[.E158])" office:value-type="float" office:value="750" calcext:value-type="float">
            <text:p>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イオンフィナンシャルサービス</text:p>
          </table:table-cell>
          <table:table-cell table:style-name="ce8" office:value-type="float" office:value="8570" calcext:value-type="float">
            <text:p>85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6" calcext:value-type="float">
            <text:p>1,266.0</text:p>
          </table:table-cell>
          <table:table-cell table:style-name="ce28" office:value-type="float" office:value="1277.5" calcext:value-type="float">
            <text:p>1,277.5</text:p>
          </table:table-cell>
          <table:table-cell table:style-name="ce10" table:formula="of:=[.D159]*([.F159]-[.E159])" office:value-type="float" office:value="1150" calcext:value-type="float">
            <text:p>1,1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4" calcext:value-type="date">
            <text:p>2023/11/24</text:p>
          </table:table-cell>
          <table:table-cell table:style-name="ce6" office:value-type="string" calcext:value-type="string">
            <text:p>乃村工藝社</text:p>
          </table:table-cell>
          <table:table-cell table:style-name="ce8" office:value-type="float" office:value="9716" calcext:value-type="float">
            <text:p>97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35" calcext:value-type="float">
            <text:p>835.0</text:p>
          </table:table-cell>
          <table:table-cell table:style-name="ce28" office:value-type="float" office:value="845" calcext:value-type="float">
            <text:p>845.0</text:p>
          </table:table-cell>
          <table:table-cell table:style-name="ce10" table:formula="of:=[.D160]*([.F160]-[.E160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タダノ</text:p>
          </table:table-cell>
          <table:table-cell table:style-name="ce8" office:value-type="float" office:value="6395" calcext:value-type="float">
            <text:p>63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04.5" calcext:value-type="float">
            <text:p>1,204.5</text:p>
          </table:table-cell>
          <table:table-cell table:style-name="ce28" office:value-type="float" office:value="1214.5" calcext:value-type="float">
            <text:p>1,214.5</text:p>
          </table:table-cell>
          <table:table-cell table:style-name="ce10" table:formula="of:=[.D161]*([.F161]-[.E161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55.75" calcext:value-type="float">
            <text:p>1,255.8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10" table:formula="of:=[.D162]*([.F162]-[.E162])" office:value-type="float" office:value="1650" calcext:value-type="float">
            <text:p>1,6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458.33333333333" calcext:value-type="float">
            <text:p>1,458.3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3]*([.F163]-[.E163])" office:value-type="float" office:value="1100.00000000098" calcext:value-type="float">
            <text:p>1,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7" calcext:value-type="float">
            <text:p>1,457.0</text:p>
          </table:table-cell>
          <table:table-cell table:style-name="ce28" office:value-type="float" office:value="1462" calcext:value-type="float">
            <text:p>1,462.0</text:p>
          </table:table-cell>
          <table:table-cell table:style-name="ce10" table:formula="of:=[.D164]*([.F164]-[.E16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3.5" calcext:value-type="float">
            <text:p>1,263.5</text:p>
          </table:table-cell>
          <table:table-cell table:style-name="ce28" office:value-type="float" office:value="1275" calcext:value-type="float">
            <text:p>1,275.0</text:p>
          </table:table-cell>
          <table:table-cell table:style-name="ce10" table:formula="of:=[.D165]*([.F165]-[.E165])" office:value-type="float" office:value="5750" calcext:value-type="float">
            <text:p>5,75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7" calcext:value-type="date">
            <text:p>2023/11/27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80" calcext:value-type="float">
            <text:p>1,280.0</text:p>
          </table:table-cell>
          <table:table-cell table:style-name="ce10" table:formula="of:=[.D166]*([.F166]-[.E166])" office:value-type="float" office:value="3200" calcext:value-type="float">
            <text:p>3,2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丸大食品</text:p>
          </table:table-cell>
          <table:table-cell table:style-name="ce8" office:value-type="float" office:value="2288" calcext:value-type="float">
            <text:p>2288</text:p>
          </table:table-cell>
          <table:table-cell table:style-name="ce8" office:value-type="float" office:value="800" calcext:value-type="float">
            <text:p>800</text:p>
          </table:table-cell>
          <table:table-cell table:style-name="ce28" office:value-type="float" office:value="1595.25" calcext:value-type="float">
            <text:p>1,595.3</text:p>
          </table:table-cell>
          <table:table-cell table:style-name="ce28" office:value-type="float" office:value="1596" calcext:value-type="float">
            <text:p>1,596.0</text:p>
          </table:table-cell>
          <table:table-cell table:style-name="ce10" table:formula="of:=[.D167]*([.F167]-[.E167])" office:value-type="float" office:value="600" calcext:value-type="float">
            <text:p>6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25" office:value-type="string" calcext:value-type="string">
            <text:p>アレンザホールディングス</text:p>
          </table:table-cell>
          <table:table-cell table:style-name="ce26" office:value-type="float" office:value="3546" calcext:value-type="float">
            <text:p>354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10" calcext:value-type="float">
            <text:p>1,010.0</text:p>
          </table:table-cell>
          <table:table-cell table:style-name="ce28" office:value-type="float" office:value="1010" calcext:value-type="float">
            <text:p>1,010.0</text:p>
          </table:table-cell>
          <table:table-cell table:style-name="ce10" table:formula="of:=[.D168]*([.F168]-[.E168])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ヤーマン</text:p>
          </table:table-cell>
          <table:table-cell table:style-name="ce8" office:value-type="float" office:value="6630" calcext:value-type="float">
            <text:p>6630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045.66666666667" calcext:value-type="float">
            <text:p>1,045.7</text:p>
          </table:table-cell>
          <table:table-cell table:style-name="ce28" office:value-type="float" office:value="1046" calcext:value-type="float">
            <text:p>1,046.0</text:p>
          </table:table-cell>
          <table:table-cell table:style-name="ce10" table:formula="of:=[.D169]*([.F169]-[.E169])" office:value-type="float" office:value="99.9999999990223" calcext:value-type="float">
            <text:p>1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8" calcext:value-type="date">
            <text:p>2023/11/28</text:p>
          </table:table-cell>
          <table:table-cell table:style-name="ce6" office:value-type="string" calcext:value-type="string">
            <text:p>キユーソー流通システム</text:p>
          </table:table-cell>
          <table:table-cell table:style-name="ce8" office:value-type="float" office:value="9369" calcext:value-type="float">
            <text:p>9369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911.75" calcext:value-type="float">
            <text:p>911.8</text:p>
          </table:table-cell>
          <table:table-cell table:style-name="ce28" office:value-type="float" office:value="903" calcext:value-type="float">
            <text:p>903.0</text:p>
          </table:table-cell>
          <table:table-cell table:style-name="ce10" table:formula="of:=[.D170]*([.F170]-[.E170])" office:value-type="float" office:value="-3500" calcext:value-type="float">
            <text:p>-3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309" calcext:value-type="float">
            <text:p>1,309.0</text:p>
          </table:table-cell>
          <table:table-cell table:style-name="ce28" office:value-type="float" office:value="1319" calcext:value-type="float">
            <text:p>1,319.0</text:p>
          </table:table-cell>
          <table:table-cell table:style-name="ce10" table:formula="of:=[.D171]*([.F171]-[.E171])" office:value-type="float" office:value="2000" calcext:value-type="float">
            <text:p>2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29" calcext:value-type="date">
            <text:p>2023/11/29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4" calcext:value-type="float">
            <text:p>1,454.0</text:p>
          </table:table-cell>
          <table:table-cell table:style-name="ce28" office:value-type="float" office:value="1475" calcext:value-type="float">
            <text:p>1,475.0</text:p>
          </table:table-cell>
          <table:table-cell table:style-name="ce10" table:formula="of:=[.D172]*([.F172]-[.E172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ヒラキ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1" calcext:value-type="float">
            <text:p>1,001.0</text:p>
          </table:table-cell>
          <table:table-cell table:style-name="ce28" office:value-type="float" office:value="997" calcext:value-type="float">
            <text:p>997.0</text:p>
          </table:table-cell>
          <table:table-cell table:style-name="ce10" table:formula="of:=[.D173]*([.F173]-[.E173])" office:value-type="float" office:value="-400" calcext:value-type="float">
            <text:p>-400</text:p>
          </table:table-cell>
          <table:table-cell table:style-name="ce8" office:value-type="string" calcext:value-type="string">
            <text:p>運転資金ショートのため売却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29" calcext:value-type="float">
            <text:p>1,529.0</text:p>
          </table:table-cell>
          <table:table-cell table:style-name="ce28" office:value-type="float" office:value="1544" calcext:value-type="float">
            <text:p>1,544.0</text:p>
          </table:table-cell>
          <table:table-cell table:style-name="ce10" table:formula="of:=[.D174]*([.F174]-[.E174])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9" calcext:value-type="float">
            <text:p>1,459.0</text:p>
          </table:table-cell>
          <table:table-cell table:style-name="ce10" table:formula="of:=[.D175]*([.F175]-[.E175])" office:value-type="float" office:value="3215.00000000003" calcext:value-type="float">
            <text:p>3,2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30" calcext:value-type="date">
            <text:p>2023/11/30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2.57" calcext:value-type="float">
            <text:p>1,452.6</text:p>
          </table:table-cell>
          <table:table-cell table:style-name="ce28" office:value-type="float" office:value="1458" calcext:value-type="float">
            <text:p>1,458.0</text:p>
          </table:table-cell>
          <table:table-cell table:style-name="ce10" table:formula="of:=[.D176]*([.F176]-[.E176])" office:value-type="float" office:value="1086.00000000001" calcext:value-type="float">
            <text:p>1,086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500" calcext:value-type="float">
            <text:p>500</text:p>
          </table:table-cell>
          <table:table-cell office:value-type="float" office:value="615.76" calcext:value-type="float">
            <text:p>615.8</text:p>
          </table:table-cell>
          <table:table-cell table:style-name="ce43" office:value-type="float" office:value="620" calcext:value-type="float">
            <text:p>620.0</text:p>
          </table:table-cell>
          <table:table-cell table:style-name="ce10"/>
          <table:table-cell office:value-type="string" calcext:value-type="string">
            <text:p>11/14 中間決算○</text:p>
          </table:table-cell>
          <table:table-cell table:number-columns-repeated="16376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日本郵政</text:p>
          </table:table-cell>
          <table:table-cell office:value-type="float" office:value="6178" calcext:value-type="float">
            <text:p>6178</text:p>
          </table:table-cell>
          <table:table-cell office:value-type="float" office:value="500" calcext:value-type="float">
            <text:p>500</text:p>
          </table:table-cell>
          <table:table-cell office:value-type="float" office:value="1301.33" calcext:value-type="float">
            <text:p>1,301.3</text:p>
          </table:table-cell>
          <table:table-cell office:value-type="float" office:value="1306" calcext:value-type="float">
            <text:p>1,306.0</text:p>
          </table:table-cell>
          <table:table-cell table:number-columns-repeated="16378"/>
        </table:table-row>
        <table:table-row table:style-name="ro1">
          <table:table-cell table:style-name="ce19" office:value-type="date" office:date-value="2023-12-01" calcext:value-type="date">
            <text:p>2023/12/01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500" calcext:value-type="float">
            <text:p>500</text:p>
          </table:table-cell>
          <table:table-cell office:value-type="float" office:value="760.76" calcext:value-type="float">
            <text:p>760.8</text:p>
          </table:table-cell>
          <table:table-cell table:style-name="ce43" office:value-type="float" office:value="765" calcext:value-type="float">
            <text:p>765.0</text:p>
          </table:table-cell>
          <table:table-cell table:style-name="ce58"/>
          <table:table-cell table:number-columns-repeated="16377"/>
        </table:table-row>
        <table:table-row table:style-name="ro1">
          <table:table-cell office:value-type="date" office:date-value="2023-12-01" calcext:value-type="date">
            <text:p>2023/12/01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,264.0</text:p>
          </table:table-cell>
          <table:table-cell office:value-type="float" office:value="1269" calcext:value-type="float">
            <text:p>1,269.0</text:p>
          </table:table-cell>
          <table:table-cell table:number-columns-repeated="16378"/>
        </table:table-row>
        <table:table-row table:style-name="ro1" table:number-rows-repeated="104839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2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27"/>
        <table:table-column table:style-name="co4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536" calcext:value-type="float">
            <text:p>1,536.0</text:p>
          </table:table-cell>
          <table:table-cell table:style-name="ce28" office:value-type="float" office:value="1550" calcext:value-type="float">
            <text:p>1,550.0</text:p>
          </table:table-cell>
          <table:table-cell table:style-name="ce10" table:formula="of:=[.D2]*([.F2]-[.E2])" office:value-type="float" office:value="1400" calcext:value-type="float">
            <text:p>1,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1" calcext:value-type="float">
            <text:p>1,311.0</text:p>
          </table:table-cell>
          <table:table-cell table:style-name="ce10" table:formula="of:=[.D3]*([.F3]-[.E3])" office:value-type="float" office:value="4835.00000000004" calcext:value-type="float">
            <text:p>4,83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301.33" calcext:value-type="float">
            <text:p>1,301.3</text:p>
          </table:table-cell>
          <table:table-cell table:style-name="ce28" office:value-type="float" office:value="1315" calcext:value-type="float">
            <text:p>1,315.0</text:p>
          </table:table-cell>
          <table:table-cell table:style-name="ce10" table:formula="of:=[.D4]*([.F4]-[.E4])" office:value-type="float" office:value="5468.00000000003" calcext:value-type="float">
            <text:p>5,468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455.75" calcext:value-type="float">
            <text:p>1,455.8</text:p>
          </table:table-cell>
          <table:table-cell table:style-name="ce28" office:value-type="float" office:value="1461" calcext:value-type="float">
            <text:p>1,461.0</text:p>
          </table:table-cell>
          <table:table-cell table:style-name="ce10" table:formula="of:=[.D5]*([.F5]-[.E5])" office:value-type="float" office:value="1050" calcext:value-type="float">
            <text:p>1,05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0" calcext:value-type="float">
            <text:p>1,270.0</text:p>
          </table:table-cell>
          <table:table-cell table:style-name="ce10" table:formula="of:=[.D6]*([.F6]-[.E6])" office:value-type="float" office:value="3000" calcext:value-type="float">
            <text:p>3,0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1" calcext:value-type="date">
            <text:p>2023/12/01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1264" calcext:value-type="float">
            <text:p>1,264.0</text:p>
          </table:table-cell>
          <table:table-cell table:style-name="ce28" office:value-type="float" office:value="1273" calcext:value-type="float">
            <text:p>1,273.0</text:p>
          </table:table-cell>
          <table:table-cell table:style-name="ce10" table:formula="of:=[.D7]*([.F7]-[.E7])" office:value-type="float" office:value="4500" calcext:value-type="float">
            <text:p>4,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Ｓａｎｓａｎ</text:p>
          </table:table-cell>
          <table:table-cell table:style-name="ce8" office:value-type="float" office:value="4443" calcext:value-type="float">
            <text:p>4443</text:p>
          </table:table-cell>
          <table:table-cell table:style-name="ce8" office:value-type="float" office:value="400" calcext:value-type="float">
            <text:p>400</text:p>
          </table:table-cell>
          <table:table-cell table:style-name="ce28" office:value-type="float" office:value="1610.5" calcext:value-type="float">
            <text:p>1,610.5</text:p>
          </table:table-cell>
          <table:table-cell table:style-name="ce28" office:value-type="float" office:value="1621" calcext:value-type="float">
            <text:p>1,621.0</text:p>
          </table:table-cell>
          <table:table-cell table:style-name="ce10" table:formula="of:=[.D8]*([.F8]-[.E8])" office:value-type="float" office:value="4200" calcext:value-type="float">
            <text:p>4,2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2-04" calcext:value-type="date">
            <text:p>2023/12/04</text:p>
          </table:table-cell>
          <table:table-cell table:style-name="ce6" office:value-type="string" calcext:value-type="string">
            <text:p>ゆうちょ銀行</text:p>
          </table:table-cell>
          <table:table-cell table:style-name="ce8" office:value-type="float" office:value="7182" calcext:value-type="float">
            <text:p>71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35.5" calcext:value-type="float">
            <text:p>1,435.5</text:p>
          </table:table-cell>
          <table:table-cell table:style-name="ce28" office:value-type="float" office:value="1445.5" calcext:value-type="float">
            <text:p>1,445.5</text:p>
          </table:table-cell>
          <table:table-cell table:style-name="ce10" table:formula="of:=[.D9]*([.F9]-[.E9])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2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615.76" calcext:value-type="float">
            <text:p>615.8</text:p>
          </table:table-cell>
          <table:table-cell table:style-name="ce28" office:value-type="float" office:value="630" calcext:value-type="float">
            <text:p>630.0</text:p>
          </table:table-cell>
          <table:table-cell table:style-name="ce10" table:formula="of:=[.D10]*([.F10]-[.E10])" office:value-type="float" office:value="4272" calcext:value-type="float">
            <text:p>4,272</text:p>
          </table:table-cell>
          <table:table-cell table:style-name="ce8" office:value-type="string" calcext:value-type="string">
            <text:p>11/14 中間決算○</text:p>
          </table:table-cell>
          <table:table-cell table:style-name="ce8" table:number-columns-repeated="16376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500" calcext:value-type="float">
            <text:p>5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21" calcext:value-type="float">
            <text:p>621.0</text:p>
          </table:table-cell>
          <table:table-cell table:style-name="ce10" table:formula="of:=[.D11]*([.F11]-[.E11])" office:value-type="float" office:value="2600.00000000002" calcext:value-type="float">
            <text:p>2,600</text:p>
          </table:table-cell>
          <table:table-cell table:style-name="ce8" table:number-columns-repeated="16377"/>
        </table:table-row>
        <table:table-row table:style-name="ro1">
          <table:table-cell table:style-name="ce40" office:value-type="date" office:date-value="2023-12-06" calcext:value-type="date">
            <text:p>2023/12/06</text:p>
          </table:table-cell>
          <table:table-cell table:style-name="ce6" office:value-type="string" calcext:value-type="string">
            <text:p>ブランジスタ</text:p>
          </table:table-cell>
          <table:table-cell table:style-name="ce8" office:value-type="float" office:value="6176" calcext:value-type="float">
            <text:p>6176</text:p>
          </table:table-cell>
          <table:table-cell table:style-name="ce8" office:value-type="float" office:value="600" calcext:value-type="float">
            <text:p>600</text:p>
          </table:table-cell>
          <table:table-cell table:style-name="ce28" office:value-type="float" office:value="615.8" calcext:value-type="float">
            <text:p>615.8</text:p>
          </table:table-cell>
          <table:table-cell table:style-name="ce28" office:value-type="float" office:value="616" calcext:value-type="float">
            <text:p>616.0</text:p>
          </table:table-cell>
          <table:table-cell table:style-name="ce10" table:formula="of:=[.D12]*([.F12]-[.E12])" office:value-type="float" office:value="120.000000000027" calcext:value-type="float">
            <text:p>120</text:p>
          </table:table-cell>
          <table:table-cell table:style-name="ce8" table:number-columns-repeated="16377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Ｓａｎｓａｎ</text:p>
          </table:table-cell>
          <table:table-cell office:value-type="float" office:value="4443" calcext:value-type="float">
            <text:p>4443</text:p>
          </table:table-cell>
          <table:table-cell office:value-type="float" office:value="500" calcext:value-type="float">
            <text:p>500</text:p>
          </table:table-cell>
          <table:table-cell office:value-type="float" office:value="1580" calcext:value-type="float">
            <text:p>1,580.0</text:p>
          </table:table-cell>
          <table:table-cell office:value-type="float" office:value="1590" calcext:value-type="float">
            <text:p>1,590.0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サイバーエージェント</text:p>
          </table:table-cell>
          <table:table-cell office:value-type="float" office:value="4751" calcext:value-type="float">
            <text:p>4751</text:p>
          </table:table-cell>
          <table:table-cell office:value-type="float" office:value="1600" calcext:value-type="float">
            <text:p>1600</text:p>
          </table:table-cell>
          <table:table-cell office:value-type="float" office:value="864.68" calcext:value-type="float">
            <text:p>864.7</text:p>
          </table:table-cell>
          <table:table-cell office:value-type="float" office:value="864.8" calcext:value-type="float">
            <text:p>864.8</text:p>
          </table:table-cell>
          <table:table-cell table:number-columns-repeated="16378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300" calcext:value-type="float">
            <text:p>300</text:p>
          </table:table-cell>
          <table:table-cell office:value-type="float" office:value="760.76" calcext:value-type="float">
            <text:p>760.8</text:p>
          </table:table-cell>
          <table:table-cell table:style-name="ce43"/>
          <table:table-cell table:style-name="ce58"/>
          <table:table-cell table:number-columns-repeated="2"/>
          <table:table-cell table:style-name="ce8" table:number-columns-repeated="16375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ジェイテクト</text:p>
          </table:table-cell>
          <table:table-cell office:value-type="float" office:value="6473" calcext:value-type="float">
            <text:p>6473</text:p>
          </table:table-cell>
          <table:table-cell office:value-type="float" office:value="500" calcext:value-type="float">
            <text:p>500</text:p>
          </table:table-cell>
          <table:table-cell office:value-type="float" office:value="1344.25" calcext:value-type="float">
            <text:p>1,344.3</text:p>
          </table:table-cell>
          <table:table-cell office:value-type="float" office:value="1355" calcext:value-type="float">
            <text:p>1,355.0</text:p>
          </table:table-cell>
          <table:table-cell table:number-columns-repeated="3"/>
          <table:table-cell table:style-name="ce8" table:number-columns-repeated="16375"/>
        </table:table-row>
        <table:table-row table:style-name="ro1">
          <table:table-cell table:style-name="ce39" office:value-type="date" office:date-value="2023-12-08" calcext:value-type="date">
            <text:p>2023/12/08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500" calcext:value-type="float">
            <text:p>500</text:p>
          </table:table-cell>
          <table:table-cell office:value-type="float" office:value="1247.62" calcext:value-type="float">
            <text:p>1,247.6</text:p>
          </table:table-cell>
          <table:table-cell office:value-type="float" office:value="1258" calcext:value-type="float">
            <text:p>1,258.0</text:p>
          </table:table-cell>
          <table:table-cell table:style-name="ce10"/>
          <table:table-cell table:number-columns-repeated="16377"/>
        </table:table-row>
        <table:table-row table:style-name="ro1">
          <table:table-cell table:style-name="ce39"/>
          <table:table-cell table:number-columns-repeated="1638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80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2023-12'.A1:'2023-12'.I1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00/00/00</text:date>, <text:time style:data-style-name="N2" text:time-value="04:22:57.79129978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3.1$Linux_X86_64 LibreOffice_project/60$Build-1</meta:generator>
    <dc:date>2023-12-08T04:30:29.634804071</dc:date>
    <meta:editing-duration>P8DT6H21M29S</meta:editing-duration>
    <meta:editing-cycles>1139</meta:editing-cycles>
    <meta:document-statistic meta:table-count="3" meta:cell-count="1679" meta:object-count="0"/>
  </office:meta>
</office:document-meta>
</file>